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500000023B5A9ED74.png" manifest:media-type="image/png"/>
  <manifest:file-entry manifest:full-path="Pictures/100000010000000B0000000BBE63894B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Mono2" svg:font-family="'Liberation Mono', monospac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Italique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, sans-serif"/>
    <style:font-face style:name="Liberation Serif" svg:font-family="'Liberation Serif'" style:font-family-generic="roman" style:font-pitch="variable"/>
    <style:font-face style:name="Noto Sans" svg:font-family="'Noto Sans'" style:font-adornments="Normal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Sans Pro" svg:font-family="'Source Sans Pro'" style:font-adornments="Italique" style:font-family-generic="swiss" style:font-pitch="variable"/>
    <style:font-face style:name="Times New Roman" svg:font-family="'Times New Roman'" style:font-family-generic="system" style:font-pitch="variable"/>
    <style:font-face style:name="Verdana" svg:font-family="Verdana" style:font-adornments="Normal" style:font-family-generic="swiss" style:font-pitch="variable"/>
  </office:font-face-decls>
  <office:automatic-styles>
    <style:style style:name="P1" style:family="paragraph" style:parent-style-name="Heading_20_1" style:master-page-name="Standard">
      <style:paragraph-properties style:page-number="auto" fo:break-before="page"/>
      <style:text-properties officeooo:rsid="0a32ac9b" officeooo:paragraph-rsid="0a32ac9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Guide utilisateurs Nextcloud" text:name="TitreDocument"/>
        <text:user-field-decl office:value-type="string" office:string-value="1.1" text:name="VersionDocument"/>
        <text:user-field-decl office:value-type="string" office:string-value="Nextcloud" text:name="NomServiceNextcloud"/>
        <text:user-field-decl office:value-type="string" office:string-value="https://" text:name="URLserviceNextcloud"/>
        <text:user-field-decl office:value-type="string" office:string-value="Nextcloud Office" text:name="SuiteCollaborative"/>
      </text:user-field-decls>
      <text:h text:style-name="P1" text:outline-level="1">Objectifs et structure du service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Mono2" svg:font-family="'Liberation Mono', monospac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Italique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, sans-serif"/>
    <style:font-face style:name="Liberation Serif" svg:font-family="'Liberation Serif'" style:font-family-generic="roman" style:font-pitch="variable"/>
    <style:font-face style:name="Noto Sans" svg:font-family="'Noto Sans'" style:font-adornments="Normal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Sans Pro" svg:font-family="'Source Sans Pro'" style:font-adornments="Italique" style:font-family-generic="swiss" style:font-pitch="variable"/>
    <style:font-face style:name="Times New Roman" svg:font-family="'Times New Roman'" style:font-family-generic="system" style:font-pitch="variable"/>
    <style:font-face style:name="Verdana" svg:font-family="Verdana" style:font-adornments="Norm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.199cm" fo:margin-bottom="0.199cm" style:contextual-spacing="false" fo:line-height="100%" fo:text-align="justify" style:justify-single-word="false" fo:orphans="2" fo:widows="2" style:page-number="auto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color="#666666" loext:opacity="100%" style:font-name="Liberation Sans2" fo:font-family="'Liberation Sans'" style:font-style-name="Italique" style:font-family-generic="swiss" style:font-pitch="variable" fo:font-size="10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color="#316e99" loext:opacity="100%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color="#4599d4" loext:opacity="100%" fo:font-size="14pt" fo:font-weight="bold" style:font-size-asian="115%" style:font-weight-asian="bold" style:font-size-complex="115%" style:font-weight-complex="600"/>
    </style:style>
    <style:style style:name="commande" style:family="paragraph" style:parent-style-name="Text_20_body">
      <loext:graphic-properties draw:fill="solid" draw:fill-color="#dddddd" draw:fill-image-width="0cm" draw:fill-image-height="0cm"/>
      <style:paragraph-properties fo:background-color="#dddddd" style:writing-mode="page"/>
      <style:text-properties style:font-name="Liberation Mono1" fo:font-family="'Liberation Mono'" style:font-style-name="Normal" style:font-family-generic="modern" style:font-pitch="fixed" fo:font-size="10pt" fo:language="zxx" fo:country="none" officeooo:rsid="00076eb3" style:font-size-asian="10.5pt"/>
    </style:style>
    <style:style style:name="attention" style:family="paragraph" style:parent-style-name="Text_20_body" style:list-style-name="Attention">
      <loext:graphic-properties draw:fill="none" draw:fill-color="#ff9999"/>
      <style:paragraph-properties fo:background-color="transparent" fo:padding="0.049cm" fo:border="0.06pt solid #4599d4" style:shadow="none"/>
      <style:text-properties fo:background-color="transparen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solid" draw:fill-color="#4599d4" draw:fill-image-width="0cm" draw:fill-image-height="0cm"/>
      <style:paragraph-properties fo:text-align="center" style:justify-single-word="false" fo:background-color="#4599d4" text:number-lines="false" text:line-number="0" style:writing-mode="page"/>
      <style:text-properties fo:color="#ffffff" loext:opacity="100%" fo:font-weight="bold" style:font-size-asian="10.5pt" style:font-weight-asian="bold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fo:break-before="page" text:number-lines="false" text:line-number="0"/>
      <style:text-properties fo:color="#4599d4" loext:opacity="100%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mage" style:family="paragraph" style:parent-style-name="Text_20_body" style:next-style-name="Text_20_body" style:master-page-name="">
      <style:paragraph-properties fo:margin-top="0.4cm" fo:margin-bottom="0.4cm" style:contextual-spacing="false" fo:text-align="center" style:justify-single-word="false" style:page-number="auto" style:vertical-align="middle">
        <style:tab-stops/>
      </style:paragraph-properties>
      <style:text-properties style:font-size-asian="10.5pt"/>
    </style:style>
    <style:style style:name="configuration" style:family="paragraph" style:parent-style-name="commande" style:master-page-name="">
      <loext:graphic-properties draw:fill-color="#eeeeee"/>
      <style:paragraph-properties fo:margin-left="0.499cm" fo:margin-right="0cm" fo:margin-top="0.101cm" fo:margin-bottom="0.101cm" style:contextual-spacing="false" fo:text-indent="0cm" style:auto-text-indent="false" style:page-number="auto"/>
    </style:style>
    <style:style style:name="Illustration" style:family="paragraph" style:parent-style-name="Caption" style:class="extra">
      <style:text-properties fo:font-size="10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424242" loext:opacity="100%" fo:font-size="13pt" fo:font-weight="bold" style:font-size-asian="101%" style:font-weight-asian="bold" style:font-size-complex="101%" style:font-weight-complex="600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0pt" fo:font-weight="bold" style:font-size-asian="85%" style:font-weight-asian="bold" style:font-size-complex="85%" style:font-weight-complex="600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color="#424242" loext:opacity="100%" fo:font-size="12pt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texte_20_puce_20_1" style:display-name="texte puce 1" style:family="paragraph" style:parent-style-name="Text_20_body" style:list-style-name="List_20_1">
      <style:paragraph-properties style:writing-mode="page"/>
    </style:style>
    <style:style style:name="texte_20_puce_20_rond_20_bleu" style:display-name="texte puce rond bleu" style:family="paragraph" style:parent-style-name="Text_20_body" style:list-style-name="rond_20_bleu">
      <style:paragraph-properties style:writing-mode="page"/>
    </style:style>
    <style:style style:name="texte_20_puce_20_4" style:display-name="texte puce 4" style:family="paragraph" style:parent-style-name="Text_20_body" style:list-style-name="List_20_4">
      <style:paragraph-properties style:writing-mode="pag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1" style:display-name="Numbering 1" style:family="paragraph" style:parent-style-name="List" style:list-style-name="rond_20_bleu" style:class="list" style:master-page-name="">
      <style:paragraph-properties fo:margin-top="0.15cm" fo:margin-bottom="0.15cm" style:contextual-spacing="false" style:page-number="auto">
        <style:tab-stops>
          <style:tab-stop style:position="0.499cm"/>
          <style:tab-stop style:position="0.7cm"/>
          <style:tab-stop style:position="1cm"/>
        </style:tab-stops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ote_20_importante" style:display-name="Note importante" style:family="paragraph" style:parent-style-name="Text_20_body" style:next-style-name="Text_20_body" style:class="text" style:master-page-name="">
      <style:paragraph-properties fo:margin-top="0.499cm" fo:margin-bottom="0.499cm" style:contextual-spacing="false" fo:text-align="start" style:justify-single-word="false" style:page-number="auto" fo:padding="0.199cm" fo:border-left="none" fo:border-right="none" fo:border-top="0.06pt solid #4599d4" fo:border-bottom="0.06pt solid #4599d4"/>
      <style:text-properties fo:color="#4599d4" loext:opacity="100%" fo:font-style="italic"/>
      <style:map style:condition="endnote()" style:apply-style-name="Marginalia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_20_body_20__28_user_29_" style:display-name="Text body (user)" style:family="paragraph" style:parent-style-name="Standard" style:class="text" style:master-page-name="">
      <loext:graphic-properties draw:fill-image-width="0cm" draw:fill-image-height="0cm"/>
      <style:paragraph-properties fo:margin-top="0.199cm" fo:margin-bottom="0.199cm" style:contextual-spacing="false" fo:line-height="115%" fo:text-align="justify" style:justify-single-word="false" fo:orphans="2" fo:widows="2" style:page-number="auto"/>
    </style:style>
    <style:style style:name="A4" style:family="paragraph" style:parent-style-name="Text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Normal" style:font-family-generic="swiss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Formes" style:family="paragraph" style:parent-style-name="image" style:default-outline-level="">
      <style:text-properties style:font-name="Liberation Sans3" fo:font-family="'Liberation Sans'" style:font-style-name="Normal" style:font-family-generic="swiss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Footer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outon" style:family="paragraph" style:parent-style-name="Text_20_body">
      <style:paragraph-properties fo:margin-top="0.199cm" fo:margin-bottom="0.199cm" style:contextual-spacing="false" fo:line-height="100%" fo:text-align="justify" style:justify-single-word="false" fo:orphans="2" fo:widows="2"/>
      <style:text-properties fo:color="#4599d4" loext:opacity="100%" style:font-name="Liberation Sans1" fo:font-family="'Liberation Sans'" style:font-style-name="Gras" style:font-family-generic="swiss" style:font-pitch="variable" fo:font-weight="bold"/>
    </style:style>
    <style:style style:name="legende" style:family="paragraph" style:parent-style-name="image">
      <style:text-properties fo:color="#666666" loext:opacity="100%" style:font-name="Liberation Sans2" fo:font-family="'Liberation Sans'" style:font-style-name="Italique" style:font-family-generic="swiss" style:font-pitch="variable" fo:font-size="10pt" fo:font-style="italic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Définition" style:family="paragraph" style:parent-style-name="Text_20_body" style:master-page-name="">
      <style:paragraph-properties fo:text-align="start" style:justify-single-word="false" style:page-number="auto"/>
      <style:text-properties fo:font-weight="bold"/>
    </style:style>
    <style:style style:name="Numbering_20_Symbols" style:display-name="Numbering Symbols" style:family="text"/>
    <style:style style:name="interaction" style:family="text">
      <style:text-properties style:font-name="Liberation Sans1" fo:font-family="'Liberation Sans'" style:font-style-name="Gras" style:font-family-generic="swiss" style:font-pitch="variable" fo:font-size="11pt" fo:font-weight="normal" officeooo:rsid="00168d39" fo:background-color="transparent" style:font-size-asian="10.5pt" style:font-weight-asian="bold" style:font-weight-complex="600" loext:padding="0.019cm" loext:border="0.06pt solid #e3f0f9" loext:shadow="none"/>
    </style:style>
    <style:style style:name="commande" style:family="text">
      <style:text-properties style:font-name="Liberation Mono1" fo:font-family="'Liberation Mono'" style:font-style-name="Normal" style:font-family-generic="modern" style:font-pitch="fixed" fo:font-size="10pt" fo:language="zxx" fo:country="none" officeooo:rsid="00076eb3" fo:background-color="#eeeeee" style:font-size-asian="10.5pt" loext:shadow="none"/>
    </style:style>
    <style:style style:name="puce_20_attention" style:display-name="puce attention" style:family="text">
      <style:text-properties fo:color="#4599d4" loext:opacity="100%" style:font-name="Liberation Sans1" fo:font-family="'Liberation Sans'" style:font-style-name="Gras" style:font-family-generic="swiss" style:font-pitch="variable" fo:font-size="20pt" fo:font-weight="bold" style:font-size-asian="10.5pt"/>
    </style:style>
    <style:style style:name="puce_20_rond_20_bleu" style:display-name="puce rond bleu" style:family="text" style:parent-style-name="puce_20_attention">
      <style:text-properties fo:font-size="12p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ullet_20_Symbols_20__28_user_29_" style:display-name="Bullet Symbols (user)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 loext:hidden="true" style:hidden="true"/>
    <style:style style:name="Titre_20_1_20_Car" style:display-name="Titre 1 Car" style:family="text" loext:hidden="true" style:hidden="true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Times New Roman" style:font-family-asian="'Times New Roman'" style:font-family-generic-asian="system" style:font-pitch-asian="variable" style:font-size-asian="16pt" style:font-name-complex="Calibri Light1" style:font-family-complex="'Calibri Light'" style:font-family-generic-complex="system" style:font-pitch-complex="variable" style:font-size-complex="16pt"/>
    </style:style>
    <style:style style:name="Rubies" style:family="text" loext:hidden="true" style:hidden="true" style:parent-style-name="Page_20_Number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outon_20_NC" style:display-name="Bouton NC" style:family="text">
      <style:text-properties fo:color="#4599d4" loext:opacity="100%" style:font-name="Liberation Sans4" fo:font-family="'Liberation Sans', sans-serif" fo:font-size="11pt" fo:language="zxx" fo:country="none" fo:font-weight="bold" officeooo:rsid="086afaf2" fo:background-color="transparent" loext:padding="0.049cm" loext:border="0.06pt solid #4599d4"/>
    </style:style>
    <style:style style:name="Fichier_20_Produit_20_Commande" style:display-name="Fichier Produit Commande" style:family="text">
      <style:text-properties fo:color="#808080" loext:opacity="100%" style:font-name="Liberation Mono2" fo:font-family="'Liberation Mono', monospace" fo:font-size="11pt" fo:language="zxx" fo:country="none" fo:background-color="#eeeeee" style:font-size-asian="12pt" style:font-size-complex="12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A_20_changer" style:display-name="A changer" style:family="text">
      <style:text-properties fo:color="#ff8000" loext:opacity="100%" style:font-name="Verdana" fo:font-family="Verdana" style:font-style-name="Normal" style:font-family-generic="swiss" style:font-pitch="variable" fo:font-size="11pt" officeooo:rsid="030de3da"/>
    </style:style>
    <style:style style:name="Caption_20_characters" style:display-name="Caption characters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Endnote_20_anchor" style:display-name="End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Endnote_20_Symbol" style:display-name="Endnote Symbol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Drop_20_Caps" style:display-name="Drop Caps" style:family="text" loext:hidden="true" style:hidden="true"/>
    <style:style style:name="Line_20_numbering" style:display-name="Line numbering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color="#808080" loext:opacity="100%" fo:font-size="10pt" fo:font-style="italic" style:font-style-asian="italic" style:font-style-complex="italic"/>
    </style:style>
    <style:style style:name="asterix" style:family="text">
      <style:text-properties fo:color="#808080" loext:opacity="100%" style:font-name="Source Sans Pro" fo:font-family="'Source Sans Pro'" style:font-style-name="Italique" style:font-family-generic="swiss" style:font-pitch="variable" fo:font-size="10pt" fo:font-style="italic"/>
    </style:style>
    <style:style style:name="note" style:family="text">
      <style:text-properties fo:color="#4599d4" loext:opacity="100%" style:font-name="Verdana" fo:font-family="Verdana" style:font-style-name="Normal" style:font-family-generic="swiss" style:font-pitch="variable" fo:font-size="11pt" fo:font-style="italic" fo:font-weight="bold" officeooo:rsid="0804e319" style:font-weight-asian="bold" style:font-weight-complex="bold"/>
    </style:style>
    <style:style style:name="Fichier_20_Pour_20_légende" style:display-name="Fichier Pour légende" style:family="text" style:parent-style-name="Fichier_20_Produit_20_Commande">
      <style:text-properties fo:color="#808080" loext:opacity="100%" style:font-name="Liberation Mono2" fo:font-family="'Liberation Mono', monospace" fo:font-size="9pt" fo:language="zxx" fo:country="none" fo:font-style="italic" officeooo:rsid="0884e62a" fo:background-color="#eeeeee" style:font-size-asian="12pt" style:font-size-complex="12pt"/>
    </style:style>
    <style:style style:name="Fichier_20_Pour_20_Note" style:display-name="Fichier Pour Note" style:family="text" style:parent-style-name="Fichier_20_Produit_20_Commande">
      <style:text-properties fo:color="#729fcf" loext:opacity="100%" style:font-name="Liberation Mono2" fo:font-family="'Liberation Mono', monospace" fo:font-size="11pt" fo:language="zxx" fo:country="none" fo:font-style="italic" fo:background-color="#eeeeee" style:font-size-asian="12pt" style:font-size-complex="12pt"/>
    </style:style>
    <style:style style:name="Bouton_20_pour_20_légende" style:display-name="Bouton pour légende" style:family="text" style:parent-style-name="Bouton_20_NC">
      <style:text-properties fo:color="#4599d4" loext:opacity="100%" style:font-name="Liberation Sans4" fo:font-family="'Liberation Sans', sans-serif" fo:font-size="10pt" fo:language="zxx" fo:country="none" fo:font-style="italic" fo:font-weight="bold" officeooo:rsid="086afaf2" fo:background-color="transparent" style:font-size-asian="10.5pt" loext:padding="0.049cm" loext:border="0.06pt solid #4599d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'Liberation Sans'" style:font-style-name="Regular" style:font-family-generic="swiss"/>
      </text:list-level-style-bullet>
    </text:list-style>
    <text:list-style style:name="List_20_2" style:display-name="List 2">
      <text:list-level-style-bullet text:level="1" text:style-name="Numbering_20_Symbols" loext:num-list-format="%1%" text:bullet-char="♦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Numbering_20_Symbols" loext:num-list-format="%2%" text:bullet-char="♦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Numbering_20_Symbols" loext:num-list-format="%3%" text:bullet-char="♦">
        <style:list-level-properties text:list-level-position-and-space-mode="label-alignment">
          <style:list-level-label-alignment text:label-followed-by="listtab" text:list-tab-stop-position="1.199cm" fo:text-indent="-0.399cm" fo:margin-left="1.199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Numbering_20_Symbols" loext:num-list-format="%4%" text:bullet-char="♦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Numbering_20_Symbols" loext:num-list-format="%5%" text:bullet-char="♦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Numbering_20_Symbols" loext:num-list-format="%6%" text:bullet-char="♦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Numbering_20_Symbols" loext:num-list-format="%7%" text:bullet-char="♦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Numbering_20_Symbols" loext:num-list-format="%8%" text:bullet-char="♦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Numbering_20_Symbols" loext:num-list-format="%9%" text:bullet-char="♦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Numbering_20_Symbols" loext:num-list-format="%10%" text:bullet-char="♦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'Liberation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►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Numbering_20_Symbols" loext:num-list-format="%2%" text:bullet-char="►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Numbering_20_Symbols" loext:num-list-format="%3%" text:bullet-char="►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Numbering_20_Symbols" loext:num-list-format="%4%" text:bullet-char="►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Numbering_20_Symbols" loext:num-list-format="%5%" text:bullet-char="►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Numbering_20_Symbols" loext:num-list-format="%6%" text:bullet-char="►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Numbering_20_Symbols" loext:num-list-format="%7%" text:bullet-char="►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Numbering_20_Symbols" loext:num-list-format="%8%" text:bullet-char="►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Numbering_20_Symbols" loext:num-list-format="%9%" text:bullet-char="►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Numbering_20_Symbols" loext:num-list-format="%10%" text:bullet-char="►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'Liberation Sans'" style:font-style-name="Regular" style:font-family-generic="swiss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ond_20_bleu" style:display-name="rond bleu">
      <text:list-level-style-bullet text:level="1" text:style-name="puce_20_rond_20_bleu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Regular" style:font-family-generic="roman"/>
      </text:list-level-style-bullet>
      <text:list-level-style-bullet text:level="2" text:style-name="puce_20_rond_20_bleu" loext:num-list-format="%2%" text:bullet-char="○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fo:font-family="'Times New Roman'" style:font-style-name="Regular" style:font-family-generic="roman"/>
      </text:list-level-style-bullet>
      <text:list-level-style-bullet text:level="3" text:style-name="puce_20_rond_20_bleu" loext:num-list-format="%3%" text:bullet-char="♦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fo:font-family="'Times New Roman'" style:font-style-name="Regular" style:font-family-generic="roman"/>
      </text:list-level-style-bullet>
      <text:list-level-style-bullet text:level="4" text:style-name="puce_20_rond_20_bleu" loext:num-list-format="%4%" text:bullet-char="■">
        <style:list-level-properties text:list-level-position-and-space-mode="label-alignment">
          <style:list-level-label-alignment text:label-followed-by="listtab" text:list-tab-stop-position="2cm" fo:text-indent="-0.501cm" fo:margin-left="2cm"/>
        </style:list-level-properties>
        <style:text-properties fo:font-family="'Times New Roman'" style:font-style-name="Regular" style:font-family-generic="roman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Attention">
      <text:list-level-style-bullet text:level="1" text:style-name="puce_20_attention" loext:num-list-format="%1%" text:bullet-char="!">
        <style:list-level-properties text:list-level-position-and-space-mode="label-alignment">
          <style:list-level-label-alignment text:label-followed-by="listtab" text:list-tab-stop-position="1.27cm" fo:text-indent="-0.586cm" fo:margin-left="1.221cm"/>
        </style:list-level-properties>
        <style:text-properties fo:font-family="'Liberation Serif'" style:font-style-name="Regular" style:font-family-generic="roman"/>
      </text:list-level-style-bullet>
      <text:list-level-style-image text:level="2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a10b0" officeooo:paragraph-rsid="000a10b0"/>
    </style:style>
    <style:style style:name="MP2" style:family="paragraph" style:parent-style-name="Footer">
      <style:text-properties officeooo:paragraph-rsid="00198d03"/>
    </style:style>
    <style:style style:name="MP3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</style:style>
    <style:style style:name="MP4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  <style:text-properties fo:font-size="10pt" style:font-size-asian="10pt" style:font-size-complex="10pt"/>
    </style:style>
    <style:style style:name="MP5" style:family="paragraph" style:parent-style-name="Header">
      <style:paragraph-properties>
        <style:tab-stops>
          <style:tab-stop style:position="25.698cm" style:type="right"/>
        </style:tab-stops>
      </style:paragraph-properties>
      <style:text-properties officeooo:rsid="000a10b0" officeooo:paragraph-rsid="0035b2a0"/>
    </style:style>
    <style:style style:name="MP6" style:family="paragraph" style:parent-style-name="Footer">
      <style:paragraph-properties>
        <style:tab-stops>
          <style:tab-stop style:position="12.806cm" style:type="center"/>
          <style:tab-stop style:position="17cm" style:type="right"/>
        </style:tab-stops>
      </style:paragraph-properties>
      <style:text-properties officeooo:paragraph-rsid="0035b2a0"/>
    </style:style>
    <style:style style:name="MT1" style:family="text">
      <style:text-properties officeooo:rsid="000a10b0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74pt solid #4599d4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74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06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4599d4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06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background-size="full" draw:fill-image-width="0cm" draw:fill-image-height="0cm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Guide utilisateurs Nextcloud" text:name="TitreDocument"/>
          <text:user-field-decl office:value-type="string" office:string-value="1.1" text:name="VersionDocument"/>
        </text:user-field-decls>
        <text:p text:style-name="MP1"><text:user-field-get text:name="TitreDocument">Guide utilisateurs Nextcloud</text:user-field-get><text:tab/>Version : <text:user-field-get text:name="VersionDocument">1.1</text:user-field-get></text:p>
      </style:header>
      <style:footer>
        <text:p text:style-name="MP2"><draw:frame draw:style-name="Mfr1" draw:name="Image12" text:anchor-type="as-char" svg:width="2.859cm" svg:height="0.51cm" draw:z-index="0"><draw:image xlink:href="Pictures/10000000000000C500000023B5A9ED74.png" xlink:type="simple" xlink:show="embed" xlink:actuate="onLoad" draw:mime-type="image/png"/></draw:frame><text:tab/><text:span text:style-name="MT1">Page </text:span><text:span text:style-name="MT1"><text:page-number text:select-page="current">1</text:page-number></text:span><text:span text:style-name="MT1"><text:s/>/ </text:span><text:span text:style-name="MT1"><text:page-count>1</text:page-count></text:span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3">©Arawa<text:tab/><text:span text:style-name="MT2">2 route du curé 92410 Ville d'Avray</text:span></text:p>
        <text:p text:style-name="MP4"><text:tab/>SAS au capital de 2000 € - Siret : 818 095 499 00013 - NAF-APE : 6202A</text:p>
      </style:footer>
    </style:master-page>
    <style:master-page style:name="Landscape" style:page-layout-name="Mpm3" draw:style-name="Mdp2">
      <style:header>
        <text:p text:style-name="MP5"><text:title/><text:tab/>Version : <text:user-defined style:data-style-name="N0" text:name="Version"/></text:p>
      </style:header>
      <style:footer>
        <text:p text:style-name="MP6"><draw:frame draw:style-name="Mfr1" draw:name="Image4" text:anchor-type="as-char" svg:width="2.859cm" svg:height="0.51cm" draw:z-index="0"><draw:image xlink:href="Pictures/10000000000000C500000023B5A9ED74.png" xlink:type="simple" xlink:show="embed" xlink:actuate="onLoad" draw:mime-type="image/png"/></draw:frame><text:tab/><text:span text:style-name="MT1">Page </text:span><text:span text:style-name="MT1"><text:page-number text:select-page="current">0</text:page-number></text:span><text:span text:style-name="MT1"><text:s/>/ </text:span><text:span text:style-name="MT1"><text:page-count>1</text:page-count></text:span></text:p>
      </style:footer>
    </style:master-page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duration>PT34M35S</meta:editing-duration>
    <meta:editing-cycles>13</meta:editing-cycles>
    <meta:generator>LibreOffice/25.2.2.2$Linux_X86_64 LibreOffice_project/520$Build-2</meta:generator>
    <meta:initial-creator>Philippe Hemmel</meta:initial-creator>
    <meta:creation-date>2022-12-26T16:30:17.166430780</meta:creation-date>
    <dc:date>2023-01-18T13:55:01.337102603</dc:date>
    <dc:creator>Jérôme Herbinet</dc:creator>
    <meta:document-statistic meta:table-count="0" meta:image-count="2" meta:object-count="0" meta:page-count="1" meta:paragraph-count="7" meta:word-count="47" meta:character-count="222" meta:non-whitespace-character-count="178"/>
  </office:meta>
</office:document-meta>
</file>